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style:text-underline-style="solid" style:text-underline-type="single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Giorno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Anno</text:p>
          </table:table-cell>
          <table:table-cell office:value-type="string" table:style-name="ce1">
            <text:p>Ora inizio</text:p>
          </table:table-cell>
          <table:table-cell office:value-type="string" table:style-name="ce1">
            <text:p>Ora fine</text:p>
          </table:table-cell>
          <table:table-cell table:style-name="ce1"/>
          <table:table-cell office:value-type="string" table:style-name="ce1">
            <text:p>Ore Parziali</text:p>
          </table:table-cell>
          <table:table-cell table:style-name="ce1"/>
          <table:table-cell office:value-type="string" table:style-name="ce1">
            <text:p>ORE TOTALI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ggio</text:p>
          </table:table-cell>
          <table:table-cell office:value-type="float" office:value="2021" table:style-name="ce1">
            <text:p>2021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table:style-name="ce1"/>
          <table:table-cell office:value-type="time" office:time-value="PT1H0M0S" table:formula="of:=([.E2]-[.D2])" table:style-name="ce2">
            <text:p>01:00</text:p>
          </table:table-cell>
          <table:table-cell table:style-name="ce1"/>
          <table:table-cell office:value-type="time" office:time-value="PT19H25M0S" table:formula="of:=SUM([.G2:.G100])" table:style-name="ce3">
            <text:p>19:25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time" office:time-value="PT14H40M0S" table:style-name="ce2">
            <text:p>14:40</text:p>
          </table:table-cell>
          <table:table-cell office:value-type="time" office:time-value="PT16H45M0S" table:style-name="ce2">
            <text:p>16:45</text:p>
          </table:table-cell>
          <table:table-cell table:style-name="ce1"/>
          <table:table-cell office:value-type="time" office:time-value="PT2H5M0S" table:formula="of:=([.E3]-[.D3])" table:style-name="ce2">
            <text:p>02:05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aggio</text:p>
          </table:table-cell>
          <table:table-cell office:value-type="float" office:value="2021" table:style-name="ce1">
            <text:p>2021</text:p>
          </table:table-cell>
          <table:table-cell office:value-type="time" office:time-value="PT8H40M0S" table:style-name="ce2">
            <text:p>08:40</text:p>
          </table:table-cell>
          <table:table-cell office:value-type="time" office:time-value="PT9H40M0S" table:style-name="ce2">
            <text:p>09:40</text:p>
          </table:table-cell>
          <table:table-cell table:style-name="ce1"/>
          <table:table-cell office:value-type="time" office:time-value="PT1H0M0S" table:formula="of:=([.E4]-[.D4])" table:style-name="ce2">
            <text:p>01:00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time" office:time-value="PT10H20M0S" table:style-name="ce2">
            <text:p>10:20</text:p>
          </table:table-cell>
          <table:table-cell office:value-type="time" office:time-value="PT12H10M0S" table:style-name="ce2">
            <text:p>12:10</text:p>
          </table:table-cell>
          <table:table-cell table:style-name="ce1"/>
          <table:table-cell office:value-type="time" office:time-value="PT1H50M0S" table:formula="of:=([.E5]-[.D5])" table:style-name="ce2">
            <text:p>01:50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time" office:time-value="PT14H15M0S" table:style-name="ce2">
            <text:p>14:15</text:p>
          </table:table-cell>
          <table:table-cell office:value-type="time" office:time-value="PT17H45M0S" table:style-name="ce2">
            <text:p>17:45</text:p>
          </table:table-cell>
          <table:table-cell table:style-name="ce1"/>
          <table:table-cell office:value-type="time" office:time-value="PT3H30M0S" table:formula="of:=([.E6]-[.D6])" table:style-name="ce2">
            <text:p>03:30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time" office:time-value="PT18H15M0S" table:style-name="ce2">
            <text:p>18:15</text:p>
          </table:table-cell>
          <table:table-cell office:value-type="time" office:time-value="PT19H15M0S" table:style-name="ce2">
            <text:p>19:15</text:p>
          </table:table-cell>
          <table:table-cell table:style-name="ce1"/>
          <table:table-cell office:value-type="time" office:time-value="PT1H0M0S" table:formula="of:=([.E7]-[.D7])" table:style-name="ce2">
            <text:p>01:00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aggio</text:p>
          </table:table-cell>
          <table:table-cell office:value-type="float" office:value="2021" table:style-name="ce1">
            <text:p>2021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2H30M0S" table:style-name="ce2">
            <text:p>12:30</text:p>
          </table:table-cell>
          <table:table-cell table:style-name="ce1"/>
          <table:table-cell office:value-type="time" office:time-value="PT2H30M0S" table:formula="of:=([.E8]-[.D8])" table:style-name="ce2">
            <text:p>02:30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time" office:time-value="PT13H45M0S" table:style-name="ce2">
            <text:p>13:45</text:p>
          </table:table-cell>
          <table:table-cell office:value-type="time" office:time-value="PT16H30M0S" table:style-name="ce2">
            <text:p>16:30</text:p>
          </table:table-cell>
          <table:table-cell table:style-name="ce1"/>
          <table:table-cell office:value-type="time" office:time-value="PT2H45M0S" table:formula="of:=([.E9]-[.D9])" table:style-name="ce2">
            <text:p>02:45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ggio</text:p>
          </table:table-cell>
          <table:table-cell office:value-type="float" office:value="2021" table:style-name="ce1">
            <text:p>2021</text:p>
          </table:table-cell>
          <table:table-cell office:value-type="time" office:time-value="PT9H45M0S" table:style-name="ce2">
            <text:p>09:45</text:p>
          </table:table-cell>
          <table:table-cell office:value-type="time" office:time-value="PT11H30M0S" table:style-name="ce2">
            <text:p>11:30</text:p>
          </table:table-cell>
          <table:table-cell table:style-name="ce1"/>
          <table:table-cell office:value-type="time" office:time-value="PT1H45M0S" table:formula="of:=([.E10]-[.D10])" table:style-name="ce2">
            <text:p>01:45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iugno</text:p>
          </table:table-cell>
          <table:table-cell office:value-type="float" office:value="2021" table:style-name="ce1">
            <text:p>2021</text:p>
          </table:table-cell>
          <table:table-cell office:value-type="time" office:time-value="PT17H45M0S" table:style-name="ce2">
            <text:p>17:45</text:p>
          </table:table-cell>
          <table:table-cell office:value-type="time" office:time-value="PT19H45M0S" table:style-name="ce2">
            <text:p>19:45</text:p>
          </table:table-cell>
          <table:table-cell table:style-name="ce1"/>
          <table:table-cell office:value-type="time" office:time-value="PT2H0M0S" table:formula="of:=([.E11]-[.D11])" table:style-name="ce2">
            <text:p>02:00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Kerah</meta:initial-creator>
    <dc:creator>Kerah</dc:creator>
    <meta:creation-date>2021-06-07T13:44:20Z</meta:creation-date>
    <dc:date>2021-06-13T09:56:23Z</dc:date>
  </office:meta>
</office:document-meta>
</file>